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C$9]*[.G2]+[.$C$10]" office:value-type="float" office:value="315.842183507744" calcext:value-type="float">
            <text:p>315.8421835077</text:p>
          </table:table-cell>
          <table:table-cell table:formula="of:=SQRT(([.H2]*[.$D$9])^2+([.$D$10])^2)" office:value-type="float" office:value="15.1617521632908" calcext:value-type="float">
            <text:p>15.1617521633</text:p>
          </table:table-cell>
          <table:table-cell table:formula="of:=[.H2]/511+1" office:value-type="float" office:value="1.61808646479011" calcext:value-type="float">
            <text:p>1.6180864648</text:p>
          </table:table-cell>
          <table:table-cell table:formula="of:=SQRT([.J2]^2-1)" office:value-type="float" office:value="1.2720863993994" calcext:value-type="float">
            <text:p>1.2720863994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SQRT([.N2])" office:value-type="float" office:value="17.1755640373177" calcext:value-type="float">
            <text:p>17.17556403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.B3]*[.B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C$9]*[.G3]+[.$C$10]" office:value-type="float" office:value="327.437982840274" calcext:value-type="float">
            <text:p>327.4379828403</text:p>
          </table:table-cell>
          <table:table-cell table:formula="of:=SQRT(([.H3]*[.$D$9])^2+([.$D$10])^2)" office:value-type="float" office:value="15.7183986470212" calcext:value-type="float">
            <text:p>15.718398647</text:p>
          </table:table-cell>
          <table:table-cell table:formula="of:=[.H3]/511+1" office:value-type="float" office:value="1.64077883138997" calcext:value-type="float">
            <text:p>1.6407788314</text:p>
          </table:table-cell>
          <table:table-cell table:formula="of:=SQRT([.J3]^2-1)" office:value-type="float" office:value="1.30082864879946" calcext:value-type="float">
            <text:p>1.3008286488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SQRT([.N3])" office:value-type="float" office:value="16.6433169770932" calcext:value-type="float">
            <text:p>16.6433169771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.B4]*[.B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C$9]*[.G4]+[.$C$10]" office:value-type="float" office:value="339.033782172803" calcext:value-type="float">
            <text:p>339.0337821728</text:p>
          </table:table-cell>
          <table:table-cell table:formula="of:=SQRT(([.H4]*[.$D$9])^2+([.$D$10])^2)" office:value-type="float" office:value="16.2750451514609" calcext:value-type="float">
            <text:p>16.2750451515</text:p>
          </table:table-cell>
          <table:table-cell table:formula="of:=[.H4]/511+1" office:value-type="float" office:value="1.66347119798983" calcext:value-type="float">
            <text:p>1.663471198</text:p>
          </table:table-cell>
          <table:table-cell table:formula="of:=SQRT([.J4]^2-1)" office:value-type="float" office:value="1.32933683712659" calcext:value-type="float">
            <text:p>1.329336837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SQRT([.N4])" office:value-type="float" office:value="16.1864140562386" calcext:value-type="float">
            <text:p>16.1864140562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.B5]*[.B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C$9]*[.G5]+[.$C$10]" office:value-type="float" office:value="350.629581505333" calcext:value-type="float">
            <text:p>350.6295815053</text:p>
          </table:table-cell>
          <table:table-cell table:formula="of:=SQRT(([.H5]*[.$D$9])^2+([.$D$10])^2)" office:value-type="float" office:value="16.8316916745555" calcext:value-type="float">
            <text:p>16.8316916746</text:p>
          </table:table-cell>
          <table:table-cell table:formula="of:=[.H5]/511+1" office:value-type="float" office:value="1.68616356458969" calcext:value-type="float">
            <text:p>1.6861635646</text:p>
          </table:table-cell>
          <table:table-cell table:formula="of:=SQRT([.J5]^2-1)" office:value-type="float" office:value="1.35762570929908" calcext:value-type="float">
            <text:p>1.357625709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SQRT([.N5])" office:value-type="float" office:value="15.4272486205415" calcext:value-type="float">
            <text:p>15.4272486205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.B6]*[.B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C$9]*[.G6]+[.$C$10]" office:value-type="float" office:value="362.225380837863" calcext:value-type="float">
            <text:p>362.2253808379</text:p>
          </table:table-cell>
          <table:table-cell table:formula="of:=SQRT(([.H6]*[.$D$9])^2+([.$D$10])^2)" office:value-type="float" office:value="17.3883382145132" calcext:value-type="float">
            <text:p>17.3883382145</text:p>
          </table:table-cell>
          <table:table-cell table:formula="of:=[.H6]/511+1" office:value-type="float" office:value="1.70885593118956" calcext:value-type="float">
            <text:p>1.7088559312</text:p>
          </table:table-cell>
          <table:table-cell table:formula="of:=SQRT([.J6]^2-1)" office:value-type="float" office:value="1.38570869722382" calcext:value-type="float">
            <text:p>1.385708697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SQRT([.N6])" office:value-type="float" office:value="16.9410743460974" calcext:value-type="float">
            <text:p>16.9410743461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.B7]*[.B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C$9]*[.G7]+[.$C$10]" office:value-type="float" office:value="373.821180170393" calcext:value-type="float">
            <text:p>373.8211801704</text:p>
          </table:table-cell>
          <table:table-cell table:formula="of:=SQRT(([.H7]*[.$D$9])^2+([.$D$10])^2)" office:value-type="float" office:value="17.944984769765" calcext:value-type="float">
            <text:p>17.9449847698</text:p>
          </table:table-cell>
          <table:table-cell table:formula="of:=[.H7]/511+1" office:value-type="float" office:value="1.73154829778942" calcext:value-type="float">
            <text:p>1.7315482978</text:p>
          </table:table-cell>
          <table:table-cell table:formula="of:=SQRT([.J7]^2-1)" office:value-type="float" office:value="1.41359807143949" calcext:value-type="float">
            <text:p>1.4135980714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SQRT([.N7])" office:value-type="float" office:value="16.0934769394311" calcext:value-type="float">
            <text:p>16.0934769394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[.$C$9]*[.G8]+[.$C$10]" office:value-type="float" office:value="385.416979502923" calcext:value-type="float">
            <text:p>385.4169795029</text:p>
          </table:table-cell>
          <table:table-cell table:formula="of:=SQRT(([.H8]*[.$D$9])^2+([.$D$10])^2)" office:value-type="float" office:value="18.5016313389302" calcext:value-type="float">
            <text:p>18.5016313389</text:p>
          </table:table-cell>
          <table:table-cell table:formula="of:=[.H8]/511+1" office:value-type="float" office:value="1.75424066438928" calcext:value-type="float">
            <text:p>1.7542406644</text:p>
          </table:table-cell>
          <table:table-cell table:formula="of:=SQRT([.J8]^2-1)" office:value-type="float" office:value="1.44130507131452" calcext:value-type="float">
            <text:p>1.4413050713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SQRT([.N8])" office:value-type="float" office:value="16.062378404209" calcext:value-type="float">
            <text:p>16.0623784042</text:p>
          </table:table-cell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office:value-type="float" office:value="5.79789966626489" calcext:value-type="float">
            <text:p>5.7978996663</text:p>
          </table:table-cell>
          <table:table-cell office:value-type="float" office:value="0.0480041755221361" calcext:value-type="float">
            <text:p>0.04800417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C$9]*[.G9]+[.$C$10]" office:value-type="float" office:value="397.012778835452" calcext:value-type="float">
            <text:p>397.0127788355</text:p>
          </table:table-cell>
          <table:table-cell table:formula="of:=SQRT(([.H9]*[.$D$9])^2+([.$D$10])^2)" office:value-type="float" office:value="19.0582779207898" calcext:value-type="float">
            <text:p>19.0582779208</text:p>
          </table:table-cell>
          <table:table-cell table:formula="of:=[.H9]/511+1" office:value-type="float" office:value="1.77693303098914" calcext:value-type="float">
            <text:p>1.776933031</text:p>
          </table:table-cell>
          <table:table-cell table:formula="of:=SQRT([.J9]^2-1)" office:value-type="float" office:value="1.46884001736754" calcext:value-type="float">
            <text:p>1.468840017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SQRT([.N9])" office:value-type="float" office:value="16.1245154965971" calcext:value-type="float">
            <text:p>16.1245154966</text:p>
          </table:table-cell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office:value-type="float" office:value="2.75560152943956" calcext:value-type="float">
            <text:p>2.7556015294</text:p>
          </table:table-cell>
          <table:table-cell office:value-type="float" office:value="0.0161006907273577" calcext:value-type="float">
            <text:p>0.016100690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C$9]*[.G10]+[.$C$10]" office:value-type="float" office:value="408.608578167982" calcext:value-type="float">
            <text:p>408.608578168</text:p>
          </table:table-cell>
          <table:table-cell table:formula="of:=SQRT(([.H10]*[.$D$9])^2+([.$D$10])^2)" office:value-type="float" office:value="19.6149245142631" calcext:value-type="float">
            <text:p>19.6149245143</text:p>
          </table:table-cell>
          <table:table-cell table:formula="of:=[.H10]/511+1" office:value-type="float" office:value="1.79962539758901" calcext:value-type="float">
            <text:p>1.7996253976</text:p>
          </table:table-cell>
          <table:table-cell table:formula="of:=SQRT([.J10]^2-1)" office:value-type="float" office:value="1.49621240859959" calcext:value-type="float">
            <text:p>1.4962124086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SQRT([.N10])" office:value-type="float" office:value="14.7309198626562" calcext:value-type="float">
            <text:p>14.7309198627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[.$C$9]*[.G11]+[.$C$10]" office:value-type="float" office:value="420.204377500512" calcext:value-type="float">
            <text:p>420.2043775005</text:p>
          </table:table-cell>
          <table:table-cell table:formula="of:=SQRT(([.H11]*[.$D$9])^2+([.$D$10])^2)" office:value-type="float" office:value="20.1715711183885" calcext:value-type="float">
            <text:p>20.1715711184</text:p>
          </table:table-cell>
          <table:table-cell table:formula="of:=[.H11]/511+1" office:value-type="float" office:value="1.82231776418887" calcext:value-type="float">
            <text:p>1.8223177642</text:p>
          </table:table-cell>
          <table:table-cell table:formula="of:=SQRT([.J11]^2-1)" office:value-type="float" office:value="1.52343100719341" calcext:value-type="float">
            <text:p>1.5234310072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SQRT([.N11])" office:value-type="float" office:value="15.52417469626" calcext:value-type="float">
            <text:p>15.5241746963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[.$C$9]*[.G12]+[.$C$10]" office:value-type="float" office:value="431.800176833042" calcext:value-type="float">
            <text:p>431.800176833</text:p>
          </table:table-cell>
          <table:table-cell table:formula="of:=SQRT(([.H12]*[.$D$9])^2+([.$D$10])^2)" office:value-type="float" office:value="20.7282177323079" calcext:value-type="float">
            <text:p>20.7282177323</text:p>
          </table:table-cell>
          <table:table-cell table:formula="of:=[.H12]/511+1" office:value-type="float" office:value="1.84501013078873" calcext:value-type="float">
            <text:p>1.8450101308</text:p>
          </table:table-cell>
          <table:table-cell table:formula="of:=SQRT([.J12]^2-1)" office:value-type="float" office:value="1.55050391251137" calcext:value-type="float">
            <text:p>1.5505039125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SQRT([.N12])" office:value-type="float" office:value="14.7648230602334" calcext:value-type="float">
            <text:p>14.7648230602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[.$C$9]*[.G13]+[.$C$10]" office:value-type="float" office:value="443.395976165571" calcext:value-type="float">
            <text:p>443.3959761656</text:p>
          </table:table-cell>
          <table:table-cell table:formula="of:=SQRT(([.H13]*[.$D$9])^2+([.$D$10])^2)" office:value-type="float" office:value="21.284864355253" calcext:value-type="float">
            <text:p>21.2848643553</text:p>
          </table:table-cell>
          <table:table-cell table:formula="of:=[.H13]/511+1" office:value-type="float" office:value="1.86770249738859" calcext:value-type="float">
            <text:p>1.8677024974</text:p>
          </table:table-cell>
          <table:table-cell table:formula="of:=SQRT([.J13]^2-1)" office:value-type="float" office:value="1.57743862598568" calcext:value-type="float">
            <text:p>1.577438626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SQRT([.N13]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[.$C$9]*[.G14]+[.$C$10]" office:value-type="float" office:value="454.991775498101" calcext:value-type="float">
            <text:p>454.9917754981</text:p>
          </table:table-cell>
          <table:table-cell table:formula="of:=SQRT(([.H14]*[.$D$9])^2+([.$D$10])^2)" office:value-type="float" office:value="21.8415109865335" calcext:value-type="float">
            <text:p>21.8415109865</text:p>
          </table:table-cell>
          <table:table-cell table:formula="of:=[.H14]/511+1" office:value-type="float" office:value="1.89039486398846" calcext:value-type="float">
            <text:p>1.890394864</text:p>
          </table:table-cell>
          <table:table-cell table:formula="of:=SQRT([.J14]^2-1)" office:value-type="float" office:value="1.60424210822243" calcext:value-type="float">
            <text:p>1.604242108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SQRT([.N14]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$C$9]*[.G15]+[.$C$10]" office:value-type="float" office:value="466.587574830631" calcext:value-type="float">
            <text:p>466.5875748306</text:p>
          </table:table-cell>
          <table:table-cell table:formula="of:=SQRT(([.H15]*[.$D$9])^2+([.$D$10])^2)" office:value-type="float" office:value="22.3981576255281" calcext:value-type="float">
            <text:p>22.3981576255</text:p>
          </table:table-cell>
          <table:table-cell table:formula="of:=[.H15]/511+1" office:value-type="float" office:value="1.91308723058832" calcext:value-type="float">
            <text:p>1.9130872306</text:p>
          </table:table-cell>
          <table:table-cell table:formula="of:=SQRT([.J15]^2-1)" office:value-type="float" office:value="1.63092082942125" calcext:value-type="float">
            <text:p>1.6309208294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SQRT([.N15])" office:value-type="float" office:value="13.6381816969859" calcext:value-type="float">
            <text:p>13.638181697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[.$C$9]*[.G16]+[.$C$10]" office:value-type="float" office:value="478.183374163161" calcext:value-type="float">
            <text:p>478.1833741632</text:p>
          </table:table-cell>
          <table:table-cell table:formula="of:=SQRT(([.H16]*[.$D$9])^2+([.$D$10])^2)" office:value-type="float" office:value="22.9548042716756" calcext:value-type="float">
            <text:p>22.9548042717</text:p>
          </table:table-cell>
          <table:table-cell table:formula="of:=[.H16]/511+1" office:value-type="float" office:value="1.93577959718818" calcext:value-type="float">
            <text:p>1.9357795972</text:p>
          </table:table-cell>
          <table:table-cell table:formula="of:=SQRT([.J16]^2-1)" office:value-type="float" office:value="1.65748081403377" calcext:value-type="float">
            <text:p>1.65748081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SQRT([.N16])" office:value-type="float" office:value="13.076696830622" calcext:value-type="float">
            <text:p>13.0766968306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[.$C$9]*[.G17]+[.$C$10]" office:value-type="float" office:value="489.779173495691" calcext:value-type="float">
            <text:p>489.7791734957</text:p>
          </table:table-cell>
          <table:table-cell table:formula="of:=SQRT(([.H17]*[.$D$9])^2+([.$D$10])^2)" office:value-type="float" office:value="23.5114509244678" calcext:value-type="float">
            <text:p>23.5114509245</text:p>
          </table:table-cell>
          <table:table-cell table:formula="of:=[.H17]/511+1" office:value-type="float" office:value="1.95847196378804" calcext:value-type="float">
            <text:p>1.9584719638</text:p>
          </table:table-cell>
          <table:table-cell table:formula="of:=SQRT([.J17]^2-1)" office:value-type="float" office:value="1.68392768043755" calcext:value-type="float">
            <text:p>1.6839276804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SQRT([.N17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[.$C$9]*[.G18]+[.$C$10]" office:value-type="float" office:value="501.37497282822" calcext:value-type="float">
            <text:p>501.3749728282</text:p>
          </table:table-cell>
          <table:table-cell table:formula="of:=SQRT(([.H18]*[.$D$9])^2+([.$D$10])^2)" office:value-type="float" office:value="24.0680975834439" calcext:value-type="float">
            <text:p>24.0680975834</text:p>
          </table:table-cell>
          <table:table-cell table:formula="of:=[.H18]/511+1" office:value-type="float" office:value="1.98116433038791" calcext:value-type="float">
            <text:p>1.9811643304</text:p>
          </table:table-cell>
          <table:table-cell table:formula="of:=SQRT([.J18]^2-1)" office:value-type="float" office:value="1.7102666762822" calcext:value-type="float">
            <text:p>1.710266676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SQRT([.N18])" office:value-type="float" office:value="11.9582607431014" calcext:value-type="float">
            <text:p>11.9582607431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[.$C$9]*[.G19]+[.$C$10]" office:value-type="float" office:value="512.97077216075" calcext:value-type="float">
            <text:p>512.9707721608</text:p>
          </table:table-cell>
          <table:table-cell table:formula="of:=SQRT(([.H19]*[.$D$9])^2+([.$D$10])^2)" office:value-type="float" office:value="24.6247442481844" calcext:value-type="float">
            <text:p>24.6247442482</text:p>
          </table:table-cell>
          <table:table-cell table:formula="of:=[.H19]/511+1" office:value-type="float" office:value="2.00385669698777" calcext:value-type="float">
            <text:p>2.003856697</text:p>
          </table:table-cell>
          <table:table-cell table:formula="of:=SQRT([.J19]^2-1)" office:value-type="float" office:value="1.7365027100649" calcext:value-type="float">
            <text:p>1.736502710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SQRT([.N19]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$C$9]*[.G20]+[.$C$10]" office:value-type="float" office:value="524.56657149328" calcext:value-type="float">
            <text:p>524.5665714933</text:p>
          </table:table-cell>
          <table:table-cell table:formula="of:=SQRT(([.H20]*[.$D$9])^2+([.$D$10])^2)" office:value-type="float" office:value="25.181390918307" calcext:value-type="float">
            <text:p>25.1813909183</text:p>
          </table:table-cell>
          <table:table-cell table:formula="of:=[.H20]/511+1" office:value-type="float" office:value="2.02654906358763" calcext:value-type="float">
            <text:p>2.0265490636</text:p>
          </table:table-cell>
          <table:table-cell table:formula="of:=SQRT([.J20]^2-1)" office:value-type="float" office:value="1.76264037941036" calcext:value-type="float">
            <text:p>1.762640379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SQRT([.N20])" office:value-type="float" office:value="10.770329614269" calcext:value-type="float">
            <text:p>10.7703296143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.$C$9]*[.G21]+[.$C$10]" office:value-type="float" office:value="536.16237082581" calcext:value-type="float">
            <text:p>536.1623708258</text:p>
          </table:table-cell>
          <table:table-cell table:formula="of:=SQRT(([.H21]*[.$D$9])^2+([.$D$10])^2)" office:value-type="float" office:value="25.7380375934626" calcext:value-type="float">
            <text:p>25.7380375935</text:p>
          </table:table-cell>
          <table:table-cell table:formula="of:=[.H21]/511+1" office:value-type="float" office:value="2.04924143018749" calcext:value-type="float">
            <text:p>2.0492414302</text:p>
          </table:table-cell>
          <table:table-cell table:formula="of:=SQRT([.J21]^2-1)" office:value-type="float" office:value="1.78868399646133" calcext:value-type="float">
            <text:p>1.788683996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SQRT([.N21])" office:value-type="float" office:value="10.0498756211209" calcext:value-type="float">
            <text:p>10.0498756211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.$C$9]*[.G22]+[.$C$10]" office:value-type="float" office:value="547.75817015834" calcext:value-type="float">
            <text:p>547.7581701583</text:p>
          </table:table-cell>
          <table:table-cell table:formula="of:=SQRT(([.H22]*[.$D$9])^2+([.$D$10])^2)" office:value-type="float" office:value="26.2946842733314" calcext:value-type="float">
            <text:p>26.2946842733</text:p>
          </table:table-cell>
          <table:table-cell table:formula="of:=[.H22]/511+1" office:value-type="float" office:value="2.07193379678736" calcext:value-type="float">
            <text:p>2.0719337968</text:p>
          </table:table-cell>
          <table:table-cell table:formula="of:=SQRT([.J22]^2-1)" office:value-type="float" office:value="1.81463761072829" calcext:value-type="float">
            <text:p>1.814637610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SQRT([.N22])" office:value-type="float" office:value="8.48528137423857" calcext:value-type="float">
            <text:p>8.4852813742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.$C$9]*[.G23]+[.$C$10]" office:value-type="float" office:value="559.353969490869" calcext:value-type="float">
            <text:p>559.3539694909</text:p>
          </table:table-cell>
          <table:table-cell table:formula="of:=SQRT(([.H23]*[.$D$9])^2+([.$D$10])^2)" office:value-type="float" office:value="26.8513309576204" calcext:value-type="float">
            <text:p>26.8513309576</text:p>
          </table:table-cell>
          <table:table-cell table:formula="of:=[.H23]/511+1" office:value-type="float" office:value="2.09462616338722" calcext:value-type="float">
            <text:p>2.0946261634</text:p>
          </table:table-cell>
          <table:table-cell table:formula="of:=SQRT([.J23]^2-1)" office:value-type="float" office:value="1.84050502969871" calcext:value-type="float">
            <text:p>1.840505029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SQRT([.N23])" office:value-type="float" office:value="8.66025403784439" calcext:value-type="float">
            <text:p>8.6602540378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.$C$9]*[.G24]+[.$C$10]" office:value-type="float" office:value="570.949768823399" calcext:value-type="float">
            <text:p>570.9497688234</text:p>
          </table:table-cell>
          <table:table-cell table:formula="of:=SQRT(([.H24]*[.$D$9])^2+([.$D$10])^2)" office:value-type="float" office:value="27.4079776460603" calcext:value-type="float">
            <text:p>27.4079776461</text:p>
          </table:table-cell>
          <table:table-cell table:formula="of:=[.H24]/511+1" office:value-type="float" office:value="2.11731852998708" calcext:value-type="float">
            <text:p>2.11731853</text:p>
          </table:table-cell>
          <table:table-cell table:formula="of:=SQRT([.J24]^2-1)" office:value-type="float" office:value="1.86628983746541" calcext:value-type="float">
            <text:p>1.866289837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SQRT([.N24])" office:value-type="float" office:value="6.85565460040104" calcext:value-type="float">
            <text:p>6.8556546004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$C$9]*[.G25]+[.$C$10]" office:value-type="float" office:value="582.545568155929" calcext:value-type="float">
            <text:p>582.5455681559</text:p>
          </table:table-cell>
          <table:table-cell table:formula="of:=SQRT(([.H25]*[.$D$9])^2+([.$D$10])^2)" office:value-type="float" office:value="27.9646243384032" calcext:value-type="float">
            <text:p>27.9646243384</text:p>
          </table:table-cell>
          <table:table-cell table:formula="of:=[.H25]/511+1" office:value-type="float" office:value="2.14001089658695" calcext:value-type="float">
            <text:p>2.1400108966</text:p>
          </table:table-cell>
          <table:table-cell table:formula="of:=SQRT([.J25]^2-1)" office:value-type="float" office:value="1.89199541159879" calcext:value-type="float">
            <text:p>1.891995411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SQRT([.N25]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.$C$9]*[.G26]+[.$C$10]" office:value-type="float" office:value="594.141367488459" calcext:value-type="float">
            <text:p>594.1413674885</text:p>
          </table:table-cell>
          <table:table-cell table:formula="of:=SQRT(([.H26]*[.$D$9])^2+([.$D$10])^2)" office:value-type="float" office:value="28.5212710344205" calcext:value-type="float">
            <text:p>28.5212710344</text:p>
          </table:table-cell>
          <table:table-cell table:formula="of:=[.H26]/511+1" office:value-type="float" office:value="2.16270326318681" calcext:value-type="float">
            <text:p>2.1627032632</text:p>
          </table:table-cell>
          <table:table-cell table:formula="of:=SQRT([.J26]^2-1)" office:value-type="float" office:value="1.91762493845873" calcext:value-type="float">
            <text:p>1.917624938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SQRT([.N26])" office:value-type="float" office:value="6.40312423743285" calcext:value-type="float">
            <text:p>6.403124237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.$C$9]*[.G27]+[.$C$10]" office:value-type="float" office:value="605.737166820988" calcext:value-type="float">
            <text:p>605.737166821</text:p>
          </table:table-cell>
          <table:table-cell table:formula="of:=SQRT(([.H27]*[.$D$9])^2+([.$D$10])^2)" office:value-type="float" office:value="29.0779177339013" calcext:value-type="float">
            <text:p>29.0779177339</text:p>
          </table:table-cell>
          <table:table-cell table:formula="of:=[.H27]/511+1" office:value-type="float" office:value="2.18539562978667" calcext:value-type="float">
            <text:p>2.1853956298</text:p>
          </table:table-cell>
          <table:table-cell table:formula="of:=SQRT([.J27]^2-1)" office:value-type="float" office:value="1.94318142711654" calcext:value-type="float">
            <text:p>1.943181427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SQRT([.N27])" office:value-type="float" office:value="5.91607978309962" calcext:value-type="float">
            <text:p>5.9160797831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.$C$9]*[.G28]+[.$C$10]" office:value-type="float" office:value="617.332966153518" calcext:value-type="float">
            <text:p>617.3329661535</text:p>
          </table:table-cell>
          <table:table-cell table:formula="of:=SQRT(([.H28]*[.$D$9])^2+([.$D$10])^2)" office:value-type="float" office:value="29.6345644366503" calcext:value-type="float">
            <text:p>29.6345644367</text:p>
          </table:table-cell>
          <table:table-cell table:formula="of:=[.H28]/511+1" office:value-type="float" office:value="2.20808799638653" calcext:value-type="float">
            <text:p>2.2080879964</text:p>
          </table:table-cell>
          <table:table-cell table:formula="of:=SQRT([.J28]^2-1)" office:value-type="float" office:value="1.96866772203597" calcext:value-type="float">
            <text:p>1.9686677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SQRT([.N28])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.$C$9]*[.G29]+[.$C$10]" office:value-type="float" office:value="628.928765486048" calcext:value-type="float">
            <text:p>628.928765486</text:p>
          </table:table-cell>
          <table:table-cell table:formula="of:=SQRT(([.H29]*[.$D$9])^2+([.$D$10])^2)" office:value-type="float" office:value="30.1912111424869" calcext:value-type="float">
            <text:p>30.1912111425</text:p>
          </table:table-cell>
          <table:table-cell table:formula="of:=[.H29]/511+1" office:value-type="float" office:value="2.2307803629864" calcext:value-type="float">
            <text:p>2.230780363</text:p>
          </table:table-cell>
          <table:table-cell table:formula="of:=SQRT([.J29]^2-1)" office:value-type="float" office:value="1.99408651464417" calcext:value-type="float">
            <text:p>1.99408651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QRT([.N29])" office:value-type="float" office:value="4.47213595499958" calcext:value-type="float">
            <text:p>4.472135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05P0"/>
    </number:currency-style>
    <number:date-style style:name="N106">
      <number:quarter number:style="long"/>
      <number:text> de </number:text>
      <number:year number:style="long"/>
    </number:date-style>
    <number:date-style style:name="N107">
      <number:quarter/>
      <number:text> de </number:text>
      <number:year/>
    </number:date-style>
    <number:date-style style:name="N108">
      <number:quarter/>
      <number:text> de </number:text>
      <number:year number:style="long"/>
    </number:date-style>
    <number:date-style style:name="N109">
      <number:day number:style="long"/>
      <number:text>/</number:text>
      <number:month number:textual="true"/>
      <number:text>/</number:text>
      <number:year/>
    </number:date-style>
    <number:date-style style:name="N110">
      <number:day number:style="long"/>
      <number:text>/</number:text>
      <number:month number:textual="true"/>
      <number:text>/</number:text>
      <number:year number:style="long"/>
    </number:date-style>
    <number:date-style style:name="N111">
      <number:month number:style="long" number:textual="true"/>
      <number:text>/</number:text>
      <number:year number:style="long"/>
    </number:date-style>
    <number:date-style style:name="N112">
      <number:month number:textual="true"/>
      <number:text>/</number:text>
      <number:year number:style="long"/>
    </number:date-style>
    <number:date-style style:name="N113">
      <number:month number:style="long" number:textual="true"/>
      <number:text>/</number:text>
      <number:year/>
    </number:date-style>
    <number:date-style style:name="N114">
      <number:month number:textual="true"/>
      <number:text>/</number:text>
      <number:year/>
    </number:date-style>
    <number:date-style style:name="N115">
      <number:day/>
      <number:text>/</number:text>
      <number:month number:style="long" number:textual="true"/>
      <number:text>/</number:text>
      <number:year number:style="long"/>
    </number:date-style>
    <number:date-style style:name="N116">
      <number:day/>
      <number:text>/</number:text>
      <number:month number:style="long" number:textual="true"/>
      <number:text>/</number:text>
      <number:year/>
    </number:date-style>
    <number:date-style style:name="N117">
      <number:month number:style="long" number:textual="true"/>
      <number:text> de </number:text>
      <number:year number:style="long"/>
    </number:date-style>
    <number:date-style style:name="N118">
      <number:month number:textual="true"/>
      <number:text> de </number:text>
      <number:year number:style="long"/>
    </number:date-style>
    <number:date-style style:name="N11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2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9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number:currency-style style:name="N2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0P0"/>
    </number:currency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3P0"/>
    </number:currency-style>
    <number:date-style style:name="N20124" number:language="en" number:country="US">
      <number:month/>
      <number:text>/</number:text>
      <number:day/>
      <number:text>/</number:text>
      <number:year number:style="long"/>
    </number:date-style>
    <number:date-style style:name="N20125" number:language="en" number:country="US">
      <number:day/>
      <number:text>-</number:text>
      <number:month number:textual="true"/>
      <number:text>-</number:text>
      <number:year/>
    </number:date-style>
    <number:date-style style:name="N20126" number:language="en" number:country="US">
      <number:day/>
      <number:text>-</number:text>
      <number:month number:textual="true"/>
    </number:date-style>
    <number:date-style style:name="N20127" number:language="en" number:country="US">
      <number:month number:textual="true"/>
      <number:text>-</number:text>
      <number:year/>
    </number:date-style>
    <number:time-style style:name="N20128" number:language="en" number:country="US">
      <number:hours/>
      <number:text>:</number:text>
      <number:minutes number:style="long"/>
      <number:text> </number:text>
      <number:am-pm/>
    </number:time-style>
    <number:time-style style:name="N2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3P0" style:volatile="true" number:language="en" number:country="US">
      <number:number number: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35P2" style:volatile="true" number:language="en" number:country="US">
      <loext:fill-character> </loext:fill-character>
      <number:text>- </number:text>
    </number:number-style>
    <number:text-style style:name="N20135" number:language="en" number:country="US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currency-style style:name="N2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36P2" style:volatile="true" number:language="en" number:country="US">
      <number:currency-symbol/>
      <loext:fill-character> </loext:fill-character>
      <number:text>- </number:text>
    </number:currency-style>
    <number:text-style style:name="N20136" number:language="en" number:country="U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37" number:language="en" number:country="US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currency-style style:name="N2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38" number:language="en" number:country="U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5-12-23T17:29:11.447017426</dc:date>
    <meta:editing-duration>PT36M21S</meta:editing-duration>
    <meta:editing-cycles>1</meta:editing-cycles>
    <meta:document-statistic meta:table-count="1" meta:cell-count="228" meta:object-count="0"/>
    <meta:generator>LibreOffice/4.4.7.2$Linux_X86_64 LibreOffice_project/40m0$Build-2</meta:generator>
  </office:meta>
</office:document-meta>
</file>